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4ec924" officeooo:paragraph-rsid="004ec924" style:font-size-asian="18pt" style:font-weight-asian="bold" style:font-size-complex="18pt" style:font-weight-complex="bold"/>
    </style:style>
    <style:style style:name="P3" style:family="paragraph" style:parent-style-name="Text_20_body">
      <style:text-properties style:font-name="Liberation Sans" officeooo:rsid="0028f100" officeooo:paragraph-rsid="0028f100"/>
    </style:style>
    <style:style style:name="P4" style:family="paragraph" style:parent-style-name="Text_20_body">
      <style:text-properties style:font-name="Liberation Sans" fo:font-size="16pt" fo:font-weight="bold" officeooo:rsid="004865c8" officeooo:paragraph-rsid="004865c8" style:font-size-asian="16pt" style:font-weight-asian="bold" style:font-size-complex="16pt" style:font-weight-complex="bold"/>
    </style:style>
    <style:style style:name="P5" style:family="paragraph" style:parent-style-name="Text_20_body">
      <style:text-properties style:font-name="Liberation Sans" fo:font-size="12pt" officeooo:rsid="004865c8" officeooo:paragraph-rsid="004865c8" style:font-size-asian="12pt" style:font-size-complex="12pt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ans" fo:font-weight="bold" officeooo:rsid="0015d3fb" officeooo:paragraph-rsid="001832e7" style:font-weight-asian="bold" style:font-weight-complex="bold"/>
    </style:style>
    <style:style style:name="P7" style:family="paragraph" style:parent-style-name="Preformatted_20_Text">
      <style:text-properties style:font-name="Liberation Sans" officeooo:rsid="0015d3fb" officeooo:paragraph-rsid="0015d3fb"/>
    </style:style>
    <style:style style:name="P8" style:family="paragraph" style:parent-style-name="Preformatted_20_Text">
      <style:text-properties style:font-name="Liberation Sans" officeooo:rsid="004865c8" officeooo:paragraph-rsid="0015d3fb"/>
    </style:style>
    <style:style style:name="P9" style:family="paragraph" style:parent-style-name="Title">
      <style:text-properties style:font-name="Liberation Sans" officeooo:paragraph-rsid="001832e7"/>
    </style:style>
    <style:style style:name="P10" style:family="paragraph" style:parent-style-name="Title">
      <style:text-properties style:font-name="Liberation Sans" officeooo:rsid="002199a3" officeooo:paragraph-rsid="002199a3"/>
    </style:style>
    <style:style style:name="P11" style:family="paragraph" style:parent-style-name="Heading_20_1">
      <style:paragraph-properties fo:break-before="page"/>
      <style:text-properties style:font-name="Liberation Sans" officeooo:rsid="0028f100" officeooo:paragraph-rsid="0028f100"/>
    </style:style>
    <style:style style:name="P12" style:family="paragraph" style:parent-style-name="Preformatted_20_Text">
      <style:text-properties style:font-name="Liberation Sans" officeooo:rsid="0015d3fb" officeooo:paragraph-rsid="0015d3fb"/>
    </style:style>
    <style:style style:name="P13" style:family="paragraph" style:parent-style-name="Preformatted_20_Text">
      <style:text-properties style:font-name="Liberation Sans" officeooo:rsid="0015d3fb" officeooo:paragraph-rsid="005404b7"/>
    </style:style>
    <style:style style:name="P14" style:family="paragraph" style:parent-style-name="Title">
      <style:text-properties style:font-name="Liberation Sans" officeooo:rsid="002199a3" officeooo:paragraph-rsid="005404b7"/>
    </style:style>
    <style:style style:name="T1" style:family="text">
      <style:text-properties officeooo:rsid="001832e7"/>
    </style:style>
    <style:style style:name="T2" style:family="text">
      <style:text-properties officeooo:rsid="0051ecd6"/>
    </style:style>
  </office:automatic-styles>
  <office:body>
    <office:text text:use-soft-page-breaks="true">
      <office:forms form:automatic-focus="false" form:apply-design-mode="false">
        <form:form form:name="myform" form:apply-filter="true" form:method="post" form:control-implementation="ooo:com.sun.star.form.component.Form" office:target-frame="" xlink:href="https://livechat.boldchat.com/aid/369303105785976989/mobilechat/visitor.jsp#hostUrl=https%3A%2F%2Fwww.rogers.com%2Fcustomer%2Fsupport%2Farticle%2Femail-setup&amp;issrp=false" xlink:type="simple">
          <form:properties>
            <form:property form:property-name="PropertyChangeNotificationEnabled" office:value-type="boolean" office:boolean-value="true"/>
          </form:properties>
        </form:form>
        <form:form form:name="myform" form:apply-filter="true" form:method="post" form:control-implementation="ooo:com.sun.star.form.component.Form" office:target-frame="" xlink:href="https://livechat.boldchat.com/aid/369303105785976989/mobilechat/visitor.jsp#hostUrl=https%3A%2F%2Fwww.rogers.com%2Fcustomer%2Fsupport%2Farticle%2Femail-setup&amp;issrp=fals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Internal Standard – </text:span>Oasis</text:p>
      <text:p text:style-name="P6"/>
      <text:p text:style-name="P6">v 1.0 – June 11 2019 – E. Marceau</text:p>
      <text:p text:style-name="P6"/>
      <text:p text:style-name="P9"/>
      <text:p text:style-name="P9"/>
      <text:p text:style-name="P9">Site Configuration Guide</text:p>
      <text:p text:style-name="P9">–</text:p>
      <text:p text:style-name="P10">eMail Client – Thunderbird</text:p>
      <text:p text:style-name="P2">Troubleshooting Information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*** <text:span text:style-name="T2">EMPTY STUB ***</text:span></text:p>
      <text:p text:style-name="P13"/>
      <text:h text:style-name="P11" text:outline-level="1">Set Up an Existing Email Account</text:h>
      <text:p text:style-name="P1"/>
      <text:p text:style-name="P3">(missing snapshot)</text:p>
      <text:p text:style-name="P3"/>
      <text:p text:style-name="P7"/>
      <text:p text:style-name="P7"/>
      <text:p text:style-name="P8"/>
      <text:p text:style-name="P4">Troubleshooting Information</text:p>
      <text:p text:style-name="P5">This page contains technical information that might be useful when you're trying to solve a problem. If you are looking for answers to common questions about Thunderbird, check out our support web site.</text:p>
      <text:p text:style-name="P5">Include account names (possibly identifying information)</text:p>
      <text:p text:style-name="P5">Application Basics</text:p>
      <text:p text:style-name="P5">Name <text:tab/>Thunderbird</text:p>
      <text:p text:style-name="P5">Version <text:tab/>60.7.1</text:p>
      <text:p text:style-name="P5">Build ID <text:tab/>20190613103304</text:p>
      <text:p text:style-name="P5">Update History <text:tab/></text:p>
      <text:p text:style-name="P5">User Agent <text:tab/>Mozilla/5.0 (X11; Linux x86_64; rv:60.0) Gecko/20100101 Thunderbird/60.7.1</text:p>
      <text:p text:style-name="P5">OS <text:tab/>Linux 4.18.0-21-generic</text:p>
      <text:p text:style-name="P5">Profile Directory <text:tab/></text:p>
      <text:p text:style-name="P5">(Local drive)</text:p>
      <text:p text:style-name="P5">Enabled Plugins <text:tab/>about:plugins</text:p>
      <text:p text:style-name="P5">Build Configuration <text:tab/>about:buildconfig</text:p>
      <text:p text:style-name="P5">Memory Use <text:tab/>about:memory</text:p>
      <text:p text:style-name="P5">Performance <text:tab/>about:performance</text:p>
      <text:p text:style-name="P5">Registered Service Workers <text:tab/>about:serviceworkers</text:p>
      <text:p text:style-name="P5">Multiprocess Windows <text:tab/>0/0 (Disabled)</text:p>
      <text:p text:style-name="P5">Stylo <text:tab/>content = true (enabled by default), chrome = true (enabled by default)</text:p>
      <text:p text:style-name="P5">Google Location Service Key <text:tab/>Missing</text:p>
      <text:p text:style-name="P5">Google SafeBrowsing Key <text:tab/>Missing</text:p>
      <text:p text:style-name="P5">Mozilla Location Service Key <text:tab/>Missing</text:p>
      <text:p text:style-name="P5"><text:soft-page-break/>Safe Mode <text:tab/>false</text:p>
      <text:p text:style-name="P5">Profiles <text:tab/>about:profiles</text:p>
      <text:p text:style-name="P5">Mail and News Accounts</text:p>
      <text:p text:style-name="P5">ID <text:tab/>Incoming server <text:tab/>Outgoing servers</text:p>
      <text:p text:style-name="P5">Name <text:tab/>Connection security <text:tab/>Authentication method <text:tab/>Name <text:tab/>Connection security <text:tab/>Authentication method <text:tab/>Default?</text:p>
      <text:p text:style-name="P5">account1<text:tab/>(pop3) pop.broadband.rogers.com:995<text:tab/>SSL/TLS<text:tab/>Normal password<text:tab/>smtp.broadband.rogers.com:465<text:tab/>SSL/TLS<text:tab/>Normal password<text:tab/>true</text:p>
      <text:p text:style-name="P5">account2<text:tab/>(none) Local Folders<text:tab/>None<text:tab/>Normal password</text:p>
      <text:p text:style-name="P5">Crash Reports for the Last 3 Days</text:p>
      <text:p text:style-name="P5">Report ID <text:tab/>Submitted</text:p>
      <text:p text:style-name="P5"/>
      <text:p text:style-name="P5">All Crash Reports</text:p>
      <text:p text:style-name="P5">Extensions</text:p>
      <text:p text:style-name="P5">Name <text:tab/>Version <text:tab/>Enabled <text:tab/>ID</text:p>
      <text:p text:style-name="P5">Lightning<text:tab/>6.2.7.1<text:tab/>true<text:tab/>{e2fda1a4-762b-4020-b5ad-a41df1933103}</text:p>
      <text:p text:style-name="P5">Messaging Menu and Unity Launcher integration<text:tab/>1.4<text:tab/>true<text:tab/>messagingmenu@mozilla.com</text:p>
      <text:p text:style-name="P5">Graphics</text:p>
      <text:p text:style-name="P5">Features</text:p>
      <text:p text:style-name="P5">Compositing<text:tab/>Basic</text:p>
      <text:p text:style-name="P5">Asynchronous Pan/Zoom<text:tab/>none</text:p>
      <text:p text:style-name="P5">WebGL 1 Driver WSI Info<text:tab/>GLX 1.4</text:p>
      <text:p text:style-name="P5">GLX_VENDOR(client): Mesa Project and SGI</text:p>
      <text:p text:style-name="P5">GLX_VENDOR(server): SGI</text:p>
      <text:p text:style-name="P5">Extensions: GLX_ARB_create_context GLX_ARB_create_context_profile GLX_ARB_create_context_robustness GLX_ARB_fbconfig_float GLX_ARB_framebuffer_sRGB GLX_ARB_get_proc_address GLX_ARB_multisample GLX_EXT_buffer_age GLX_EXT_create_context_es2_profile GLX_EXT_create_context_es_profile GLX_EXT_fbconfig_packed_float GLX_EXT_framebuffer_sRGB GLX_EXT_import_context GLX_EXT_texture_from_pixmap GLX_EXT_visual_info GLX_EXT_visual_rating GLX_INTEL_swap_event GLX_MESA_copy_sub_buffer GLX_MESA_query_renderer GLX_MESA_swap_control <text:soft-page-break/>GLX_OML_swap_method GLX_OML_sync_control GLX_SGIS_multisample GLX_SGIX_fbconfig GLX_SGIX_pbuffer GLX_SGIX_visual_select_group GLX_SGI_make_current_read GLX_SGI_swap_control GLX_SGI_video_sync </text:p>
      <text:p text:style-name="P5">WebGL 1 Driver Renderer<text:tab/>X.Org -- AMD RS780 (DRM 2.50.0 / 4.18.0-21-generic, LLVM 7.0.0)</text:p>
      <text:p text:style-name="P5">WebGL 1 Driver Version<text:tab/>3.0 Mesa 18.2.8</text:p>
      <text:p text:style-name="P5">WebGL 1 Driver Extensions<text:tab/>GL_ARB_multisample GL_EXT_abgr GL_EXT_bgra GL_EXT_blend_color GL_EXT_blend_minmax GL_EXT_blend_subtract GL_EXT_copy_texture GL_EXT_subtexture GL_EXT_texture_object GL_EXT_vertex_array GL_EXT_compiled_vertex_array GL_EXT_texture GL_EXT_texture3D GL_IBM_rasterpos_clip GL_ARB_point_parameters GL_EXT_draw_range_elements GL_EXT_packed_pixels GL_EXT_point_parameters GL_EXT_rescale_normal GL_EXT_separate_specular_color GL_EXT_texture_edge_clamp GL_SGIS_generate_mipmap GL_SGIS_texture_border_clamp GL_SGIS_texture_edge_clamp GL_SGIS_texture_lod GL_ARB_framebuffer_sRGB GL_ARB_multitexture GL_EXT_framebuffer_sRGB GL_IBM_multimode_draw_arrays GL_IBM_texture_mirrored_repeat GL_ARB_texture_cube_map GL_ARB_texture_env_add GL_ARB_transpose_matrix GL_EXT_blend_func_separate GL_EXT_fog_coord GL_EXT_multi_draw_arrays GL_EXT_secondary_color GL_EXT_texture_env_add GL_EXT_texture_filter_anisotropic GL_EXT_texture_lod_bias GL_INGR_blend_func_separate GL_NV_blend_square GL_NV_light_max_exponent GL_NV_texgen_reflection GL_NV_texture_env_combine4 GL_S3_s3tc GL_SUN_multi_draw_arrays GL_ARB_texture_border_clamp GL_ARB_texture_compression GL_EXT_framebuffer_object GL_EXT_texture_compression_s3tc GL_EXT_texture_env_combine GL_EXT_texture_env_dot3 GL_MESA_window_pos GL_NV_packed_depth_stencil GL_NV_texture_rectangle GL_ARB_depth_texture GL_ARB_occlusion_query GL_ARB_shadow GL_ARB_texture_env_combine GL_ARB_texture_env_crossbar GL_ARB_texture_env_dot3 GL_ARB_texture_mirrored_repeat GL_ARB_window_pos GL_ATI_fragment_shader GL_EXT_stencil_two_side GL_EXT_texture_cube_map GL_NV_depth_clamp GL_NV_fog_distance GL_APPLE_packed_pixels GL_ARB_draw_buffers GL_ARB_fragment_program GL_ARB_fragment_shader GL_ARB_shader_objects GL_ARB_vertex_program GL_ARB_vertex_shader GL_ATI_draw_buffers GL_ATI_texture_env_combine3 GL_ATI_texture_float GL_EXT_shadow_funcs GL_EXT_stencil_wrap GL_MESA_pack_invert GL_NV_primitive_restart GL_ARB_depth_clamp GL_ARB_fragment_program_shadow GL_ARB_half_float_pixel GL_ARB_occlusion_query2 GL_ARB_point_sprite GL_ARB_shading_language_100 GL_ARB_sync GL_ARB_texture_non_power_of_two GL_ARB_vertex_buffer_object GL_ATI_blend_equation_separate GL_EXT_blend_equation_separate GL_OES_read_format GL_ARB_color_buffer_float GL_ARB_pixel_buffer_object GL_ARB_texture_compression_rgtc GL_ARB_texture_float GL_ARB_texture_rectangle <text:soft-page-break/>GL_ATI_texture_compression_3dc GL_EXT_packed_float GL_EXT_pixel_buffer_object GL_EXT_texture_compression_dxt1 GL_EXT_texture_compression_rgtc GL_EXT_texture_mirror_clamp GL_EXT_texture_rectangle GL_EXT_texture_sRGB GL_EXT_texture_shared_exponent GL_ARB_framebuffer_object GL_EXT_framebuffer_blit GL_EXT_framebuffer_multisample GL_EXT_packed_depth_stencil GL_ARB_vertex_array_object GL_ATI_separate_stencil GL_ATI_texture_mirror_once GL_EXT_draw_buffers2 GL_EXT_draw_instanced GL_EXT_gpu_program_parameters GL_EXT_texture_array GL_EXT_texture_compression_latc GL_EXT_texture_integer GL_EXT_texture_sRGB_decode GL_EXT_timer_query GL_OES_EGL_image GL_AMD_performance_monitor GL_ARB_copy_buffer GL_ARB_depth_buffer_float GL_ARB_draw_instanced GL_ARB_half_float_vertex GL_ARB_instanced_arrays GL_ARB_map_buffer_range GL_ARB_texture_rg GL_ARB_texture_swizzle GL_ARB_vertex_array_bgra GL_EXT_texture_swizzle GL_EXT_vertex_array_bgra GL_NV_conditional_render GL_AMD_conservative_depth GL_AMD_draw_buffers_blend GL_AMD_shader_stencil_export GL_ARB_ES2_compatibility GL_ARB_blend_func_extended GL_ARB_debug_output GL_ARB_draw_buffers_blend GL_ARB_draw_elements_base_vertex GL_ARB_explicit_attrib_location GL_ARB_fragment_coord_conventions GL_ARB_provoking_vertex GL_ARB_sample_shading GL_ARB_sampler_objects GL_ARB_seamless_cube_map GL_ARB_shader_stencil_export GL_ARB_shader_texture_lod GL_ARB_texture_multisample GL_ARB_texture_rgb10_a2ui GL_ARB_uniform_buffer_object GL_ARB_vertex_type_2_10_10_10_rev GL_ATI_meminfo GL_EXT_provoking_vertex GL_EXT_texture_snorm GL_MESA_texture_signed_rgba GL_NV_texture_barrier GL_ARB_get_program_binary GL_ARB_robustness GL_ARB_separate_shader_objects GL_ARB_shader_bit_encoding GL_ARB_timer_query GL_ARB_transform_feedback2 GL_ARB_transform_feedback3 GL_ARB_viewport_array GL_ANGLE_texture_compression_dxt3 GL_ANGLE_texture_compression_dxt5 GL_ARB_base_instance GL_ARB_compressed_texture_pixel_storage GL_ARB_conservative_depth GL_ARB_internalformat_query GL_ARB_map_buffer_alignment GL_ARB_shading_language_420pack GL_ARB_shading_language_packing GL_ARB_texture_storage GL_ARB_transform_feedback_instanced GL_EXT_framebuffer_multisample_blit_scaled GL_EXT_transform_feedback GL_AMD_shader_trinary_minmax GL_ARB_ES3_compatibility GL_ARB_arrays_of_arrays GL_ARB_clear_buffer_object GL_ARB_copy_image GL_ARB_explicit_uniform_location GL_ARB_fragment_layer_viewport GL_ARB_framebuffer_no_attachments GL_ARB_invalidate_subdata GL_ARB_program_interface_query GL_ARB_robust_buffer_access_behavior GL_ARB_stencil_texturing GL_ARB_texture_query_levels GL_ARB_texture_storage_multisample GL_ARB_vertex_attrib_binding GL_KHR_debug GL_KHR_robustness GL_KHR_texture_compression_astc_ldr GL_AMD_pinned_memory GL_ARB_buffer_storage GL_ARB_clear_texture GL_ARB_internalformat_query2 GL_ARB_multi_bind GL_ARB_texture_mirror_clamp_to_edge GL_ARB_texture_stencil8 <text:soft-page-break/>GL_ARB_vertex_type_10f_11f_11f_rev GL_EXT_shader_integer_mix GL_NVX_gpu_memory_info GL_ARB_clip_control GL_ARB_conditional_render_inverted GL_ARB_cull_distance GL_ARB_get_texture_sub_image GL_ARB_pipeline_statistics_query GL_ARB_shader_texture_image_samples GL_ARB_texture_barrier GL_EXT_polygon_offset_clamp GL_KHR_context_flush_control GL_KHR_robust_buffer_access_behavior GL_KHR_no_error GL_MESA_shader_integer_functions GL_ARB_polygon_offset_clamp GL_ARB_texture_filter_anisotropic </text:p>
      <text:p text:style-name="P5">WebGL 1 Extensions<text:tab/>ANGLE_instanced_arrays EXT_blend_minmax EXT_color_buffer_half_float EXT_frag_depth EXT_sRGB EXT_shader_texture_lod EXT_texture_filter_anisotropic EXT_disjoint_timer_query OES_element_index_uint OES_standard_derivatives OES_texture_float OES_texture_float_linear OES_texture_half_float OES_texture_half_float_linear OES_vertex_array_object WEBGL_color_buffer_float WEBGL_compressed_texture_astc WEBGL_compressed_texture_etc WEBGL_compressed_texture_s3tc WEBGL_compressed_texture_s3tc_srgb WEBGL_debug_renderer_info WEBGL_debug_shaders WEBGL_depth_texture WEBGL_draw_buffers WEBGL_lose_context</text:p>
      <text:p text:style-name="P5">WebGL 2 Driver WSI Info<text:tab/>GLX 1.4</text:p>
      <text:p text:style-name="P5">GLX_VENDOR(client): Mesa Project and SGI</text:p>
      <text:p text:style-name="P5">GLX_VENDOR(server): SGI</text:p>
      <text:p text:style-name="P5">Extensions: GLX_ARB_create_context GLX_ARB_create_context_profile GLX_ARB_create_context_robustness GLX_ARB_fbconfig_float GLX_ARB_framebuffer_sRGB GLX_ARB_get_proc_address GLX_ARB_multisample GLX_EXT_buffer_age GLX_EXT_create_context_es2_profile GLX_EXT_create_context_es_profile GLX_EXT_fbconfig_packed_float GLX_EXT_framebuffer_sRGB GLX_EXT_import_context GLX_EXT_texture_from_pixmap GLX_EXT_visual_info GLX_EXT_visual_rating GLX_INTEL_swap_event GLX_MESA_copy_sub_buffer GLX_MESA_query_renderer GLX_MESA_swap_control GLX_OML_swap_method GLX_OML_sync_control GLX_SGIS_multisample GLX_SGIX_fbconfig GLX_SGIX_pbuffer GLX_SGIX_visual_select_group GLX_SGI_make_current_read GLX_SGI_swap_control GLX_SGI_video_sync </text:p>
      <text:p text:style-name="P5">WebGL 2 Driver Renderer<text:tab/>X.Org -- AMD RS780 (DRM 2.50.0 / 4.18.0-21-generic, LLVM 7.0.0)</text:p>
      <text:p text:style-name="P5">WebGL 2 Driver Version<text:tab/>3.3 (Core Profile) Mesa 18.2.8</text:p>
      <text:p text:style-name="P5">WebGL 2 Driver Extensions<text:tab/>GL_AMD_conservative_depth GL_AMD_draw_buffers_blend GL_AMD_performance_monitor GL_AMD_pinned_memory GL_AMD_shader_stencil_export GL_AMD_shader_trinary_minmax GL_AMD_vertex_shader_layer GL_AMD_vertex_shader_viewport_index <text:soft-page-break/>GL_ANGLE_texture_compression_dxt3 GL_ANGLE_texture_compression_dxt5 GL_ARB_ES2_compatibility GL_ARB_ES3_compatibility GL_ARB_arrays_of_arrays GL_ARB_base_instance GL_ARB_blend_func_extended GL_ARB_buffer_storage GL_ARB_clear_buffer_object GL_ARB_clear_texture GL_ARB_clip_control GL_ARB_compressed_texture_pixel_storage GL_ARB_conditional_render_inverted GL_ARB_conservative_depth GL_ARB_copy_buffer GL_ARB_copy_image GL_ARB_cull_distance GL_ARB_debug_output GL_ARB_depth_buffer_float GL_ARB_depth_clamp GL_ARB_direct_state_access GL_ARB_draw_buffers GL_ARB_draw_buffers_blend GL_ARB_draw_elements_base_vertex GL_ARB_draw_instanced GL_ARB_explicit_attrib_location GL_ARB_explicit_uniform_location GL_ARB_fragment_coord_conventions GL_ARB_fragment_layer_viewport GL_ARB_fragment_shader GL_ARB_framebuffer_no_attachments GL_ARB_framebuffer_object GL_ARB_framebuffer_sRGB GL_ARB_get_program_binary GL_ARB_get_texture_sub_image GL_ARB_half_float_pixel GL_ARB_half_float_vertex GL_ARB_instanced_arrays GL_ARB_internalformat_query GL_ARB_internalformat_query2 GL_ARB_invalidate_subdata GL_ARB_map_buffer_alignment GL_ARB_map_buffer_range GL_ARB_multi_bind GL_ARB_occlusion_query2 GL_ARB_pipeline_statistics_query GL_ARB_pixel_buffer_object GL_ARB_point_sprite GL_ARB_polygon_offset_clamp GL_ARB_program_interface_query GL_ARB_provoking_vertex GL_ARB_robust_buffer_access_behavior GL_ARB_robustness GL_ARB_sample_shading GL_ARB_sampler_objects GL_ARB_seamless_cube_map GL_ARB_separate_shader_objects GL_ARB_shader_bit_encoding GL_ARB_shader_objects GL_ARB_shader_stencil_export GL_ARB_shader_subroutine GL_ARB_shader_texture_image_samples GL_ARB_shader_texture_lod GL_ARB_shading_language_420pack GL_ARB_shading_language_packing GL_ARB_stencil_texturing GL_ARB_sync GL_ARB_texture_barrier GL_ARB_texture_buffer_object GL_ARB_texture_buffer_object_rgb32 GL_ARB_texture_buffer_range GL_ARB_texture_compression_rgtc GL_ARB_texture_filter_anisotropic GL_ARB_texture_float GL_ARB_texture_mirror_clamp_to_edge GL_ARB_texture_multisample GL_ARB_texture_non_power_of_two GL_ARB_texture_query_levels GL_ARB_texture_rectangle GL_ARB_texture_rg GL_ARB_texture_rgb10_a2ui GL_ARB_texture_stencil8 GL_ARB_texture_storage GL_ARB_texture_storage_multisample GL_ARB_texture_swizzle GL_ARB_timer_query GL_ARB_transform_feedback2 GL_ARB_transform_feedback3 GL_ARB_transform_feedback_instanced GL_ARB_uniform_buffer_object GL_ARB_vertex_array_bgra GL_ARB_vertex_array_object GL_ARB_vertex_attrib_binding GL_ARB_vertex_shader GL_ARB_vertex_type_10f_11f_11f_rev GL_ARB_vertex_type_2_10_10_10_rev GL_ARB_viewport_array GL_ATI_blend_equation_separate GL_ATI_meminfo GL_ATI_texture_float GL_ATI_texture_mirror_once GL_EXT_abgr GL_EXT_blend_equation_separate GL_EXT_draw_buffers2 GL_EXT_draw_instanced <text:soft-page-break/>GL_EXT_framebuffer_blit GL_EXT_framebuffer_multisample GL_EXT_framebuffer_multisample_blit_scaled GL_EXT_framebuffer_sRGB GL_EXT_packed_depth_stencil GL_EXT_packed_float GL_EXT_pixel_buffer_object GL_EXT_polygon_offset_clamp GL_EXT_provoking_vertex GL_EXT_shader_integer_mix GL_EXT_texture_array GL_EXT_texture_compression_dxt1 GL_EXT_texture_compression_rgtc GL_EXT_texture_compression_s3tc GL_EXT_texture_filter_anisotropic GL_EXT_texture_integer GL_EXT_texture_mirror_clamp GL_EXT_texture_sRGB GL_EXT_texture_sRGB_decode GL_EXT_texture_shared_exponent GL_EXT_texture_snorm GL_EXT_texture_swizzle GL_EXT_timer_query GL_EXT_transform_feedback GL_EXT_vertex_array_bgra GL_IBM_multimode_draw_arrays GL_KHR_context_flush_control GL_KHR_debug GL_KHR_no_error GL_KHR_robust_buffer_access_behavior GL_KHR_robustness GL_KHR_texture_compression_astc_ldr GL_MESA_pack_invert GL_MESA_shader_integer_functions GL_MESA_texture_signed_rgba GL_NVX_gpu_memory_info GL_NV_conditional_render GL_NV_depth_clamp GL_NV_packed_depth_stencil GL_NV_texture_barrier GL_OES_EGL_image GL_S3_s3tc</text:p>
      <text:p text:style-name="P5">WebGL 2 Extensions<text:tab/>EXT_color_buffer_float EXT_texture_filter_anisotropic EXT_disjoint_timer_query OES_texture_float_linear WEBGL_compressed_texture_astc WEBGL_compressed_texture_etc WEBGL_compressed_texture_s3tc WEBGL_compressed_texture_s3tc_srgb WEBGL_debug_renderer_info WEBGL_debug_shaders WEBGL_lose_context</text:p>
      <text:p text:style-name="P5">GPU #1</text:p>
      <text:p text:style-name="P5">Active<text:tab/>Yes</text:p>
      <text:p text:style-name="P5">Description<text:tab/>X.Org -- AMD RS780 (DRM 2.50.0 / 4.18.0-21-generic, LLVM 7.0.0)</text:p>
      <text:p text:style-name="P5">Vendor ID<text:tab/>X.Org</text:p>
      <text:p text:style-name="P5">Device ID<text:tab/>AMD RS780 (DRM 2.50.0 / 4.18.0-21-generic, LLVM 7.0.0)</text:p>
      <text:p text:style-name="P5">Driver Version<text:tab/>3.0 Mesa 18.2.8</text:p>
      <text:p text:style-name="P5">Diagnostics</text:p>
      <text:p text:style-name="P5">AzureCanvasAccelerated<text:tab/>0</text:p>
      <text:p text:style-name="P5">AzureCanvasBackend<text:tab/>skia</text:p>
      <text:p text:style-name="P5">AzureContentBackend<text:tab/>skia</text:p>
      <text:p text:style-name="P5">AzureFallbackCanvasBackend<text:tab/>none</text:p>
      <text:p text:style-name="P5">CairoUseXRender<text:tab/>0</text:p>
      <text:p text:style-name="P5">Decision Log</text:p>
      <text:p text:style-name="P5">HW_COMPOSITING<text:tab/></text:p>
      <text:p text:style-name="P5"><text:soft-page-break/>blocked by default: Acceleration blocked by platform</text:p>
      <text:p text:style-name="P5">OPENGL_COMPOSITING<text:tab/></text:p>
      <text:p text:style-name="P5">unavailable by default: Hardware compositing is disabled</text:p>
      <text:p text:style-name="P5">WEBRENDER<text:tab/></text:p>
      <text:p text:style-name="P5">opt-in by default: WebRender is an opt-in feature</text:p>
      <text:p text:style-name="P5">unavailable by runtime: Build doesn't include WebRender</text:p>
      <text:p text:style-name="P5">OMTP<text:tab/></text:p>
      <text:p text:style-name="P5">disabled by default: Disabled by default</text:p>
      <text:p text:style-name="P5">Media</text:p>
      <text:p text:style-name="P5">Audio Backend<text:tab/>remote</text:p>
      <text:p text:style-name="P5">Max Channels<text:tab/>2</text:p>
      <text:p text:style-name="P5">Preferred Channel Layout<text:tab/>stereo</text:p>
      <text:p text:style-name="P5">Preferred Sample Rate<text:tab/>44100</text:p>
      <text:p text:style-name="P5">Output Devices</text:p>
      <text:p text:style-name="P5">Name <text:tab/>Group <text:tab/>Vendor <text:tab/>State <text:tab/>Preferred <text:tab/>Format <text:tab/>Channels <text:tab/>Rate <text:tab/>Latency</text:p>
      <text:p text:style-name="P5">Built-in Audio Analog Stereo<text:tab/>/devices/pci0000:00/0000:00:14.2/sound/card0<text:tab/>Advanced Micro Devices, Inc. [AMD/ATI]<text:tab/>Enabled<text:tab/>All<text:tab/>default: S16LE, support: S16LE S16BE F32LE F32BE<text:tab/>2<text:tab/>default: 44100, support: 1 - 384000<text:tab/>0 - 0</text:p>
      <text:p text:style-name="P5">Input Devices</text:p>
      <text:p text:style-name="P5">Name <text:tab/>Group <text:tab/>Vendor <text:tab/>State <text:tab/>Preferred <text:tab/>Format <text:tab/>Channels <text:tab/>Rate <text:tab/>Latency</text:p>
      <text:p text:style-name="P5">Monitor of Built-in Audio Analog Stereo<text:tab/>/devices/pci0000:00/0000:00:14.2/sound/card0<text:tab/>Advanced Micro Devices, Inc. [AMD/ATI]<text:tab/>Enabled<text:tab/>All<text:tab/>default: S16LE, support: S16LE S16BE F32LE F32BE<text:tab/>2<text:tab/>default: 44100, support: 1 - 384000<text:tab/>0 - 0</text:p>
      <text:p text:style-name="P5">Built-in Audio Analog Stereo<text:tab/>/devices/pci0000:00/0000:00:14.2/sound/card0<text:tab/>Advanced Micro Devices, Inc. [AMD/ATI]<text:tab/>Unplugged<text:tab/>None<text:tab/>default: S16LE, support: S16LE S16BE F32LE F32BE<text:tab/>2<text:tab/>default: 44100, support: 1 - 384000<text:tab/>0 - 0</text:p>
      <text:p text:style-name="P5">Important Modified Preferences</text:p>
      <text:p text:style-name="P5">Name <text:tab/>Value browser.cache.disk.capacity<text:tab/>358400</text:p>
      <text:p text:style-name="P5">browser.cache.disk.filesystem_reported<text:tab/>1</text:p>
      <text:p text:style-name="P5">extensions.lastAppVersion<text:tab/>60.7.1</text:p>
      <text:p text:style-name="P5"><text:soft-page-break/>media.gmp.storage.version.observed<text:tab/>1</text:p>
      <text:p text:style-name="P5">network.cookie.lifetimePolicy<text:tab/>2</text:p>
      <text:p text:style-name="P5">network.cookie.prefsMigrated<text:tab/>true</text:p>
      <text:p text:style-name="P5">network.predictor.cleaned-up<text:tab/>true</text:p>
      <text:p text:style-name="P5">places.history.expiration.transient_current_max_pages<text:tab/>104858</text:p>
      <text:p text:style-name="P5">privacy.donottrackheader.enabled<text:tab/>true</text:p>
      <text:p text:style-name="P5">Important Locked Preferences</text:p>
      <text:p text:style-name="P5"><text:tab/>Name <text:tab/>Value</text:p>
      <text:p text:style-name="P5">Places Database</text:p>
      <text:p text:style-name="P5">Integrity <text:tab/></text:p>
      <text:p text:style-name="P5">JavaScript</text:p>
      <text:p text:style-name="P5">Incremental GC <text:tab/>true</text:p>
      <text:p text:style-name="P5">Accessibility</text:p>
      <text:p text:style-name="P5">Activated <text:tab/>false</text:p>
      <text:p text:style-name="P5">Prevent Accessibility <text:tab/>0</text:p>
      <text:p text:style-name="P5">Library Versions</text:p>
      <text:p text:style-name="P5"><text:tab/>Expected minimum version<text:tab/>Version in use</text:p>
      <text:p text:style-name="P5">NSPR<text:tab/>4.19<text:tab/>4.19</text:p>
      <text:p text:style-name="P5">NSS<text:tab/>3.36.7<text:tab/>3.36.7</text:p>
      <text:p text:style-name="P5">NSSSMIME<text:tab/>3.36.7<text:tab/>3.36.7</text:p>
      <text:p text:style-name="P5">NSSSSL<text:tab/>3.36.7<text:tab/>3.36.7</text:p>
      <text:p text:style-name="P5">NSSUTIL<text:tab/>3.36.7<text:tab/>3.36.7</text:p>
      <text:p text:style-name="P5">Sandbox</text:p>
      <text:p text:style-name="P5">Seccomp-BPF (System Call Filtering)<text:tab/>true</text:p>
      <text:p text:style-name="P5">Seccomp Thread Synchronisation<text:tab/>true</text:p>
      <text:p text:style-name="P5">User Namespaces<text:tab/>true</text:p>
      <text:p text:style-name="P5">Content Process Sandboxing<text:tab/>true</text:p>
      <text:p text:style-name="P5">Media Plugin Sandboxing<text:tab/>true</text:p>
      <text:p text:style-name="P5">Content Process Sandbox Level<text:tab/>0</text:p>
      <text:p text:style-name="P5">Effective Content Process Sandbox Level<text:tab/>0</text:p>
      <text:p text:style-name="P5"><text:soft-page-break/>Rejected System Calls</text:p>
      <text:p text:style-name="P5"># <text:tab/>Seconds Ago <text:tab/>PID <text:tab/>TID <text:tab/>Process Type <text:tab/>Syscall <text:tab/>Arguments</text:p>
      <text:p text:style-name="P5">Internationalisation &amp; Localisation</text:p>
      <text:p text:style-name="P5">Application Settings</text:p>
      <text:p text:style-name="P5">Requested Locales <text:tab/>["en-CA","en-US"]</text:p>
      <text:p text:style-name="P5">Available Locales <text:tab/>["en-GB"]</text:p>
      <text:p text:style-name="P5">App Locales <text:tab/>["en-GB","und"]</text:p>
      <text:p text:style-name="P5">Regional Preferences <text:tab/>["en-CA"]</text:p>
      <text:p text:style-name="P5">Default Locale <text:tab/>"und"</text:p>
      <text:p text:style-name="P5">Operating System</text:p>
      <text:p text:style-name="P5">System Locales <text:tab/>["en-CA"]</text:p>
      <text:p text:style-name="P5">Regional Preferences <text:tab/>["en-CA"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(%1%)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6T15:52:01.760184229</dc:date>
    <meta:editing-duration>PT4H16M36S</meta:editing-duration>
    <meta:editing-cycles>33</meta:editing-cycles>
    <meta:generator>LibreOffice/7.3.4.2$Linux_X86_64 LibreOffice_project/728fec16bd5f605073805c3c9e7c4212a0120dc5</meta:generator>
    <meta:document-statistic meta:table-count="0" meta:image-count="0" meta:object-count="0" meta:page-count="11" meta:paragraph-count="145" meta:word-count="1136" meta:character-count="17249" meta:non-whitespace-character-count="16176"/>
  </office:meta>
</office:document-meta>
</file>